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4700b8" draw:fill="gradient" draw:fill-color="#00ae00" draw:fill-gradient-name="Gradient_20_5" draw:opacity="50%" draw:textarea-horizontal-align="justify" draw:textarea-vertical-align="middle" draw:auto-grow-height="false" fo:min-height="0cm" fo:min-width="0cm" draw:shadow="hidden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ae00" draw:fill="gradient" draw:fill-color="#00ae00" draw:fill-gradient-name="From_20_a_20_Corner_20_3" draw:opacity="50%" draw:textarea-horizontal-align="justify" draw:textarea-vertical-align="middle" draw:auto-grow-height="false" fo:min-height="0cm" fo:min-width="0cm" draw:shadow="hidden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40pt"/>
    </style:style>
    <style:style style:name="T1" style:family="text">
      <style:text-properties fo:text-shadow="1pt 1pt" fo:font-weight="bold"/>
    </style:style>
    <style:style style:name="T2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22.5cm" svg:height="6cm" svg:x="2.5cm" svg:y="13.001cm">
          <text:p text:style-name="P1"><text:span text:style-name="T1">D A T O S 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305.91568071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4" draw:layer="layout" svg:width="14.459cm" svg:height="1.999cm" svg:x="6.541cm" svg:y="1.502cm">
          <draw:text-box>
            <text:p text:style-name="P3"><text:span text:style-name="T2">Sistema de tres capas</text:span></text:p>
          </draw:text-box>
        </draw:frame>
        <draw:custom-shape draw:style-name="gr3" draw:text-style-name="P2" draw:layer="layout" svg:width="16cm" svg:height="6cm" svg:x="6cm" svg:y="11.001cm">
          <text:p text:style-name="P1"><text:span text:style-name="T1">G N U – M o n i t o 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305.91568071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2.5cm" svg:height="6cm" svg:x="2.5cm" svg:y="9.001cm">
          <text:p text:style-name="P1"><text:span text:style-name="T1">S E R V E 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305.91568071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16cm" svg:height="6cm" svg:x="6cm" svg:y="7.001cm">
          <text:p text:style-name="P1"><text:span text:style-name="T1">G N U – M o n i t o 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305.91568071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22.5cm" svg:height="6cm" svg:x="2.5cm" svg:y="5.001cm">
          <text:p text:style-name="P1"><text:span text:style-name="T1">C L I E N T 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7305.91568071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3" draw:display-name="From a Corner 3" draw:style="square" draw:cx="10%" draw:cy="90%" draw:start-color="#008000" draw:end-color="#ffffff" draw:start-intensity="100%" draw:end-intensity="100%" draw:angle="0" draw:border="0%"/>
    <draw:gradient draw:name="Gradient_20_5" draw:display-name="Gradient 5" draw:style="square" draw:cx="10%" draw:cy="90%" draw:start-color="#4700b8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6-01-18T16:28:59</meta:creation-date>
    <dc:date>2006-01-18T16:30:09</dc:date>
    <dc:language>es-ES</dc:language>
    <meta:editing-cycles>2</meta:editing-cycles>
    <meta:editing-duration>PT1M1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